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4042in" fo:margin-top="0in" fo:margin-bottom="0in" table:align="center" style:writing-mode="page"/>
    </style:style>
    <style:style style:name="Table1.A" style:family="table-column">
      <style:table-column-properties style:column-width="1.6167in"/>
    </style:style>
    <style:style style:name="Table1.B" style:family="table-column">
      <style:table-column-properties style:column-width="4.7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6" style:family="table-row">
      <style:table-row-properties style:min-row-height="0.7722in" fo:keep-together="always"/>
    </style:style>
    <style:style style:name="Table1.7" style:family="table-row">
      <style:table-row-properties style:min-row-height="0.416in" fo:keep-together="always"/>
    </style:style>
    <style:style style:name="Table1.15" style:family="table-row">
      <style:table-row-properties style:min-row-height="0.3701in" fo:keep-together="always"/>
    </style:style>
    <style:style style:name="Table1.16" style:family="table-row">
      <style:table-row-properties style:min-row-height="0.534in" fo:keep-together="always"/>
    </style:style>
    <style:style style:name="Table1.17" style:family="table-row">
      <style:table-row-properties style:min-row-height="0.8993in" fo:keep-together="always"/>
    </style:style>
    <style:style style:name="Table1.18" style:family="table-row">
      <style:table-row-properties style:min-row-height="0.5674in" fo:keep-together="always"/>
    </style:style>
    <style:style style:name="Table1.20" style:family="table-row">
      <style:table-row-properties style:min-row-height="0.9132in" fo:keep-together="always"/>
    </style:style>
    <style:style style:name="P1" style:family="paragraph" style:parent-style-name="Caption">
      <style:paragraph-properties>
        <style:tab-stops>
          <style:tab-stop style:position="6.6528in" style:type="right"/>
        </style:tab-stops>
      </style:paragraph-properties>
    </style:style>
    <style:style style:name="P2" style:family="paragraph" style:parent-style-name="Standard_20__28_WW_29_">
      <style:paragraph-properties style:snap-to-layout-grid="false"/>
    </style:style>
    <style:style style:name="P3" style:family="paragraph" style:parent-style-name="Standard_20__28_WW_29_">
      <style:paragraph-properties style:snap-to-layout-grid="false"/>
      <style:text-properties fo:font-weight="bold" style:font-weight-asian="bold"/>
    </style:style>
    <style:style style:name="P4" style:family="paragraph" style:parent-style-name="Standard_20__28_WW_29_">
      <style:paragraph-properties style:snap-to-layout-grid="false"/>
      <style:text-properties fo:font-weight="bold" officeooo:rsid="00112c0a" officeooo:paragraph-rsid="00112c0a" style:font-weight-asian="bold"/>
    </style:style>
    <style:style style:name="P5" style:family="paragraph" style:parent-style-name="Standard_20__28_WW_29_">
      <style:text-properties fo:font-size="11pt" fo:font-weight="bold" style:font-size-asian="11pt" style:font-weight-asian="bold" style:font-size-complex="11pt"/>
    </style:style>
    <style:style style:name="P6" style:family="paragraph" style:parent-style-name="Standard_20__28_WW_29_">
      <style:paragraph-properties fo:margin-top="0in" fo:margin-bottom="0.0835in" style:contextual-spacing="false" style:writing-mode="lr-tb"/>
    </style:style>
    <style:style style:name="P7" style:family="paragraph" style:parent-style-name="Texte_20_1">
      <style:paragraph-properties fo:margin-top="0in" fo:margin-bottom="0.0835in" style:contextual-spacing="false"/>
    </style:style>
    <style:style style:name="P8" style:family="paragraph" style:parent-style-name="Texte_20_1">
      <style:paragraph-properties fo:margin-top="0in" fo:margin-bottom="0.0835in" style:contextual-spacing="false" style:writing-mode="lr-tb"/>
    </style:style>
    <style:style style:name="P9" style:family="paragraph" style:parent-style-name="Texte_20_1">
      <style:paragraph-properties fo:margin-top="0in" fo:margin-bottom="0.0835in" style:contextual-spacing="false"/>
      <style:text-properties fo:font-size="10pt" fo:font-style="italic" style:font-size-asian="10pt" style:font-style-asian="italic" style:font-style-complex="italic"/>
    </style:style>
    <style:style style:name="P10" style:family="paragraph" style:parent-style-name="Texte_20_1">
      <style:paragraph-properties fo:margin-top="0in" fo:margin-bottom="0.0835in" style:contextual-spacing="false"/>
      <style:text-properties fo:font-size="10pt" fo:font-style="italic" officeooo:rsid="00148431" officeooo:paragraph-rsid="00148431" style:font-size-asian="10pt" style:font-style-asian="italic" style:font-style-complex="italic"/>
    </style:style>
    <style:style style:name="P11" style:family="paragraph" style:parent-style-name="Texte_20_1" style:list-style-name="WWNum1">
      <style:paragraph-properties fo:margin-top="0in" fo:margin-bottom="0.0835in" style:contextual-spacing="false"/>
    </style:style>
    <style:style style:name="P12" style:family="paragraph" style:parent-style-name="Texte_20_1">
      <style:paragraph-properties fo:margin-top="0in" fo:margin-bottom="0in" style:contextual-spacing="false"/>
    </style:style>
    <style:style style:name="P13" style:family="paragraph" style:parent-style-name="Texte_20_1">
      <style:paragraph-properties fo:margin-top="0in" fo:margin-bottom="0.0835in" style:contextual-spacing="false" fo:text-align="start" style:justify-single-word="false"/>
    </style:style>
    <style:style style:name="P14" style:family="paragraph" style:parent-style-name="Texte_20_1">
      <style:paragraph-properties fo:margin-top="0in" fo:margin-bottom="0.0835in" style:contextual-spacing="false" style:snap-to-layout-grid="false"/>
    </style:style>
    <style:style style:name="P15" style:family="paragraph" style:parent-style-name="Texte_20_1">
      <style:paragraph-properties fo:margin-top="0in" fo:margin-bottom="0.0835in" style:contextual-spacing="false" style:snap-to-layout-grid="false"/>
      <style:text-properties fo:font-weight="bold" style:font-weight-asian="bold"/>
    </style:style>
    <style:style style:name="P16" style:family="paragraph" style:parent-style-name="Texte_20_1">
      <style:paragraph-properties fo:margin-top="0in" fo:margin-bottom="0.0835in" style:contextual-spacing="false"/>
      <style:text-properties officeooo:paragraph-rsid="00112c0a"/>
    </style:style>
    <style:style style:name="P17" style:family="paragraph" style:parent-style-name="Texte_20_1">
      <style:paragraph-properties fo:margin-top="0in" fo:margin-bottom="0.0835in" style:contextual-spacing="false" style:writing-mode="lr-tb"/>
      <style:text-properties officeooo:paragraph-rsid="00112c0a"/>
    </style:style>
    <style:style style:name="P18" style:family="paragraph" style:parent-style-name="Texte_20_1" style:list-style-name="WWNum1">
      <style:paragraph-properties fo:margin-top="0in" fo:margin-bottom="0in" style:contextual-spacing="false"/>
      <style:text-properties officeooo:rsid="00112c0a" officeooo:paragraph-rsid="00112c0a"/>
    </style:style>
    <style:style style:name="P19" style:family="paragraph" style:parent-style-name="Texte_20_1" style:list-style-name="WWNum1">
      <style:paragraph-properties fo:margin-top="0in" fo:margin-bottom="0.0835in" style:contextual-spacing="false"/>
      <style:text-properties officeooo:rsid="00112c0a" officeooo:paragraph-rsid="00112c0a"/>
    </style:style>
    <style:style style:name="P20" style:family="paragraph" style:parent-style-name="Texte_20_1">
      <style:paragraph-properties fo:margin-top="0in" fo:margin-bottom="0.0835in" style:contextual-spacing="false"/>
      <style:text-properties officeooo:rsid="00112c0a" officeooo:paragraph-rsid="00112c0a"/>
    </style:style>
    <style:style style:name="P21" style:family="paragraph" style:parent-style-name="Texte_20_1">
      <style:paragraph-properties fo:margin-top="0in" fo:margin-bottom="0.0835in" style:contextual-spacing="false" fo:text-align="start" style:justify-single-word="false"/>
      <style:text-properties officeooo:rsid="00112c0a" officeooo:paragraph-rsid="00112c0a"/>
    </style:style>
    <style:style style:name="P22" style:family="paragraph" style:parent-style-name="Texte_20_1">
      <style:paragraph-properties fo:margin-top="0in" fo:margin-bottom="0.0835in" style:contextual-spacing="false"/>
      <style:text-properties officeooo:paragraph-rsid="0012b735"/>
    </style:style>
    <style:style style:name="P23" style:family="paragraph" style:parent-style-name="Texte_20_1">
      <style:paragraph-properties fo:margin-top="0in" fo:margin-bottom="0.0835in" style:contextual-spacing="false"/>
      <style:text-properties officeooo:rsid="00148431" officeooo:paragraph-rsid="00148431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fo:font-style="italic" style:font-size-asian="10pt" style:font-style-asian="italic" style:font-style-complex="italic"/>
    </style:style>
    <style:style style:name="T5" style:family="text">
      <style:text-properties fo:font-size="10pt" fo:font-style="italic" officeooo:rsid="00112c0a" style:font-size-asian="10pt" style:font-style-asian="italic" style:font-style-complex="italic"/>
    </style:style>
    <style:style style:name="T6" style:family="text">
      <style:text-properties fo:font-size="10pt" fo:font-style="italic" officeooo:rsid="00148431" style:font-size-asian="10pt" style:font-style-asian="italic" style:font-style-complex="italic"/>
    </style:style>
    <style:style style:name="T7" style:family="text"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T8" style:family="text">
      <style:text-properties fo:font-size="9pt" fo:font-weight="normal" style:font-size-asian="9pt" style:font-weight-asian="normal" style:font-size-complex="9pt"/>
    </style:style>
    <style:style style:name="T9" style:family="text">
      <style:text-properties fo:font-size="9pt" fo:font-style="italic" fo:font-weight="normal" officeooo:rsid="00112c0a" style:font-size-asian="9pt" style:font-style-asian="italic" style:font-weight-asian="normal" style:font-size-complex="9pt" style:font-style-complex="italic"/>
    </style:style>
    <style:style style:name="T10" style:family="text">
      <style:text-properties officeooo:rsid="00112c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WW_29_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Caption"><text:span text:style-name="T1">Trame de projet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_20__28_WW_29_" loext:marker-style-name="T2"><text:span text:style-name="T2">Nom et clé du projet :</text:span><text:span text:style-name="T2"/></text:p>
          </table:table-cell>
          <table:table-cell table:style-name="Table1.A1" office:value-type="string">
            <text:p text:style-name="P2" loext:marker-style-name="T3"><text:span text:style-name="T3">Xxxxxx (yyy)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Standard_20__28_WW_29_" loext:marker-style-name="T2"><text:span text:style-name="T2">Préparé par :</text:span><text:span text:style-name="T2"/></text:p>
          </table:table-cell>
          <table:table-cell table:style-name="Table1.A1" office:value-type="string">
            <text:p text:style-name="P3" loext:marker-style-name="T3"/>
          </table:table-cell>
        </table:table-row>
        <table:table-row table:style-name="Table1.1">
          <table:table-cell table:style-name="Table1.A2" office:value-type="string">
            <text:p text:style-name="Standard_20__28_WW_29_" loext:marker-style-name="T2"><text:span text:style-name="T2">Date / version :</text:span><text:span text:style-name="T2"/></text:p>
          </table:table-cell>
          <table:table-cell table:style-name="Table1.A1" office:value-type="string">
            <text:p text:style-name="Standard_20__28_WW_29_"><text:span text:style-name="T10">24</text:span>/<text:span text:style-name="T10">01</text:span>/<text:span text:style-name="T10">2025</text:span>, version 1.0</text:p>
          </table:table-cell>
        </table:table-row>
        <table:table-row table:style-name="Table1.1">
          <table:table-cell table:style-name="Table1.A2" office:value-type="string">
            <text:p text:style-name="P2" loext:marker-style-name="T2"><text:span text:style-name="T2">Groupe : </text:span><text:span text:style-name="T2"/></text:p>
          </table:table-cell>
          <table:table-cell table:style-name="Table1.A1" office:value-type="string">
            <text:p text:style-name="P4" loext:marker-style-name="T3">Tymothé Billerey, Thomas Lieumont</text:p>
          </table:table-cell>
        </table:table-row>
        <table:table-row table:style-name="Table1.6">
          <table:table-cell table:style-name="Table1.A2" office:value-type="string">
            <text:p text:style-name="Standard_20__28_WW_29_" loext:marker-style-name="T2"><text:span text:style-name="T2">Initialisation du projet</text:span><text:span text:style-name="T2"/></text:p>
            <text:p text:style-name="P5" loext:marker-style-name="T2"/>
          </table:table-cell>
          <table:table-cell table:style-name="Table1.A1" office:value-type="string">
            <text:p text:style-name="P7" loext:marker-style-name="T4"><text:span text:style-name="T5">Initiative:</text:span><text:span text:style-name="T4"> </text:span><text:span text:style-name="T5">Proposition entreprise</text:span></text:p>
            <text:p text:style-name="P7" loext:marker-style-name="T4"><text:span text:style-name="T4">Besoins : </text:span><text:span text:style-name="T5">Manque de recherche exploit CPL</text:span></text:p>
            <text:p text:style-name="P7" loext:marker-style-name="T4"><text:span text:style-name="T5">Date de lancement</text:span><text:span text:style-name="T4">: </text:span><text:span text:style-name="T5">24/01/2025</text:span></text:p>
            <text:p text:style-name="P7" loext:marker-style-name="T4"><text:span text:style-name="T5">Initiateur :</text:span><text:span text:style-name="T4"> </text:span><text:span text:style-name="T5">Jacque , </text:span><text:span text:style-name="T4">Tymothé Billerey, Thomas Lieumont</text:span></text:p>
            <text:p text:style-name="P7" loext:marker-style-name="T4"><text:span text:style-name="T4">D</text:span><text:span text:style-name="T5">emandeur :</text:span><text:span text:style-name="T4"> </text:span><text:span text:style-name="T5">Jacque</text:span></text:p>
            <text:p text:style-name="P7" loext:marker-style-name="T4"><text:span text:style-name="T4">E</text:span><text:span text:style-name="T5">xecutant :</text:span><text:span text:style-name="T4"> Tymothé Billerey, Thomas Lieumont</text:span></text:p>
            <text:p text:style-name="P9" loext:marker-style-name="T4"/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Résumé du projet</text:span><text:span text:style-name="T2"/></text:p>
          </table:table-cell>
          <table:table-cell table:style-name="Table1.A1" office:value-type="string">
            <text:p text:style-name="P7" loext:marker-style-name="T4"><text:span text:style-name="T5">Grande Lignes :</text:span><text:span text:style-name="T4"> </text:span><text:span text:style-name="T5">Recherche de vuln sur CPL, realisation d’un papier</text:span></text:p>
            <text:p text:style-name="P7" loext:marker-style-name="T4"><text:span text:style-name="T5">Taches principales :</text:span><text:span text:style-name="T4"> </text:span><text:span text:style-name="T5">Recherche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Objectifs du projet</text:span><text:span text:style-name="T2"/></text:p>
          </table:table-cell>
          <table:table-cell table:style-name="Table1.A1" office:value-type="string">
            <text:p text:style-name="P8"><text:span text:style-name="T5">Avant le projet : </text:span><text:span text:style-name="T4">M</text:span><text:span text:style-name="T5">anque de recherche sur les CPL</text:span></text:p>
            <text:p text:style-name="P20" loext:marker-style-name="T4"><text:span text:style-name="T4">Apres le projet : 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Gestion du projet</text:span><text:span text:style-name="T2"/></text:p>
          </table:table-cell>
          <table:table-cell table:style-name="Table1.A1" office:value-type="string">
            <text:p text:style-name="P16" loext:marker-style-name="T4"><text:span text:style-name="T5">C</text:span><text:span text:style-name="T4">hef de projet : Tymothé Billerey</text:span></text:p>
            <text:p text:style-name="P22" loext:marker-style-name="T4"><text:span text:style-name="T4">Aide externe envisagée : </text:span><text:span text:style-name="T9">Christelle ROBIN</text:span></text:p>
            <text:p text:style-name="P7" loext:marker-style-name="T4"><text:span text:style-name="T4">Méthodologies de référence utilisée :</text:span></text:p>
            <text:p text:style-name="P6" loext:marker-style-name="T4"><text:span text:style-name="T4">Rôles : </text:span><text:span text:style-name="T5">Thomas Lieumont Executant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Description du « produit » réalisé par le projet</text:span><text:span text:style-name="T2"/></text:p>
          </table:table-cell>
          <table:table-cell table:style-name="Table1.A1" office:value-type="string">
            <text:p text:style-name="P7" loext:marker-style-name="T4"><text:span text:style-name="T4">Le produit réalisé par le projet sera :</text:span></text:p>
            <text:list text:style-name="WWNum1">
              <text:list-item>
                <text:p text:style-name="P18" loext:marker-style-name="T4"><text:span text:style-name="T4">Papier de recherche</text:span></text:p>
              </text:list-item>
            </text:list>
            <text:p text:style-name="P9" loext:marker-style-name="T4"/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Livrables attendus</text:span><text:span text:style-name="T2"/></text:p>
            <text:p text:style-name="Standard_20__28_WW_29_" loext:marker-style-name="T2"><text:span text:style-name="T2"/></text:p>
          </table:table-cell>
          <table:table-cell table:style-name="Table1.A1" office:value-type="string">
            <text:p text:style-name="P7" loext:marker-style-name="T4"><text:span text:style-name="T4">Les livrables prévus globalement à l'issue du projet seront :</text:span></text:p>
            <text:list text:continue-numbering="true" text:style-name="WWNum1">
              <text:list-item>
                <text:p text:style-name="P11" loext:marker-style-name="T4"><text:span text:style-name="T5">Papier de recherche</text:span></text:p>
              </text:list-item>
              <text:list-item>
                <text:p text:style-name="P19" loext:marker-style-name="T4"><text:span text:style-name="T4">Presentation des resultat</text:span></text:p>
              </text:list-item>
            </text:list>
            <text:p text:style-name="P12"/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Temps, <text:line-break/>Délais pour le projet</text:span><text:span text:style-name="T2"/></text:p>
          </table:table-cell>
          <table:table-cell table:style-name="Table1.A1" office:value-type="string">
            <text:p text:style-name="P20" loext:marker-style-name="T4"><text:span text:style-name="T4">Recherche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Coûts, <text:line-break/>Budget</text:span><text:span text:style-name="T2"/></text:p>
          </table:table-cell>
          <table:table-cell table:style-name="Table1.A1" office:value-type="string">
            <text:p text:style-name="P20" loext:marker-style-name="T4"><text:span text:style-name="T4">Couts : TBD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Qualité</text:span><text:span text:style-name="T2"/></text:p>
          </table:table-cell>
          <table:table-cell table:style-name="Table1.A1" office:value-type="string">
            <text:p text:style-name="P17" loext:marker-style-name="T4"><text:span text:style-name="T5">Qualité : exaustivité du rapport</text:span></text:p>
            <text:p text:style-name="P9" loext:marker-style-name="T4"/>
          </table:table-cell>
        </table:table-row>
        <table:table-row table:style-name="Table1.15">
          <table:table-cell table:style-name="Table1.A2" office:value-type="string">
            <text:p text:style-name="Standard_20__28_WW_29_" loext:marker-style-name="T2"><text:span text:style-name="T2">Ressources</text:span><text:span text:style-name="T2"/></text:p>
          </table:table-cell>
          <table:table-cell table:style-name="Table1.A1" office:value-type="string">
            <text:p text:style-name="P20" loext:marker-style-name="T4"><text:span text:style-name="T4">Ressource : reseaux électrique de POC</text:span></text:p>
          </table:table-cell>
        </table:table-row>
        <table:table-row table:style-name="Table1.16">
          <table:table-cell table:style-name="Table1.A2" office:value-type="string">
            <text:p text:style-name="Standard_20__28_WW_29_" loext:marker-style-name="T2"><text:span text:style-name="T2">Communication</text:span><text:span text:style-name="T2"/></text:p>
          </table:table-cell>
          <table:table-cell table:style-name="Table1.A1" office:value-type="string">
            <text:p text:style-name="P21" loext:marker-style-name="T4"><text:span text:style-name="T4">Communication : Discord</text:span></text:p>
            <text:p text:style-name="P13" loext:marker-style-name="T4"><text:span text:style-name="T4">Règles de confidentialité : </text:span><text:span text:style-name="T5">GPL-3.0</text:span></text:p>
          </table:table-cell>
        </table:table-row>
        <text:soft-page-break/>
        <table:table-row table:style-name="Table1.17">
          <table:table-cell table:style-name="Table1.A2" office:value-type="string">
            <text:p text:style-name="Standard_20__28_WW_29_" loext:marker-style-name="T2"><text:span text:style-name="T2">Hypothèses, Suppositions, Contraintes,</text:span><text:span text:style-name="T2"/></text:p>
            <text:p text:style-name="Standard_20__28_WW_29_" loext:marker-style-name="T2"><text:span text:style-name="T2">Risques</text:span><text:span text:style-name="T2"/></text:p>
          </table:table-cell>
          <table:table-cell table:style-name="Table1.A1" office:value-type="string">
            <text:p text:style-name="P23" loext:marker-style-name="T4"><text:span text:style-name="T4">Hypothèse de depart : </text:span></text:p>
            <text:p text:style-name="P8" loext:marker-style-name="T4"><text:span text:style-name="T6">Contrainte de </text:span><text:span text:style-name="T4">départ :</text:span></text:p>
            <text:p text:style-name="P23" loext:marker-style-name="T4"><text:span text:style-name="T4">Élement essentielle a la réussite : Reseaux de POC</text:span></text:p>
            <text:p text:style-name="P23" loext:marker-style-name="T4"><text:span text:style-name="T4">Élement pouvant perturbé : Lenteur de la mise en place du réseaux de POC</text:span></text:p>
            <text:p text:style-name="P8" loext:marker-style-name="T4"><text:span text:style-name="T6">Élement pouvant remetre </text:span><text:span text:style-name="T4">cause le projet : </text:span><text:span text:style-name="T6">la non mise en place du réseaux de POC</text:span></text:p>
          </table:table-cell>
        </table:table-row>
        <table:table-row table:style-name="Table1.18">
          <table:table-cell table:style-name="Table1.A2" office:value-type="string">
            <text:p text:style-name="Standard_20__28_WW_29_" loext:marker-style-name="T2"><text:span text:style-name="T2">Approvisionnements</text:span><text:span text:style-name="T2"/></text:p>
          </table:table-cell>
          <table:table-cell table:style-name="Table1.A1" office:value-type="string">
            <text:p text:style-name="P23" loext:marker-style-name="T4"><text:span text:style-name="T4">Approvisionement : Matérielle pour le POC et l’analyse</text:span></text:p>
          </table:table-cell>
        </table:table-row>
        <table:table-row table:style-name="Table1.17">
          <table:table-cell table:style-name="Table1.A2" office:value-type="string">
            <text:p text:style-name="Standard_20__28_WW_29_" loext:marker-style-name="T2"><text:span text:style-name="T2">Gestion des modifications et</text:span><text:span text:style-name="T2"/></text:p>
            <text:p text:style-name="Standard_20__28_WW_29_" loext:marker-style-name="T2"><text:span text:style-name="T2">des itérations</text:span><text:span text:style-name="T2"/></text:p>
          </table:table-cell>
          <table:table-cell table:style-name="Table1.A1" office:value-type="string">
            <text:p text:style-name="P10" loext:marker-style-name="T4">En consertation entre les membres du projets</text:p>
          </table:table-cell>
        </table:table-row>
        <table:table-row table:style-name="Table1.20">
          <table:table-cell table:style-name="Table1.A2" office:value-type="string">
            <text:p text:style-name="Standard_20__28_WW_29_" loext:marker-style-name="T2"><text:span text:style-name="T2">Analyse des écarts </text:span><text:span text:style-name="T2"/></text:p>
          </table:table-cell>
          <table:table-cell table:style-name="Table1.A1" office:value-type="string">
            <text:p text:style-name="P14" loext:marker-style-name="T7"><text:span text:style-name="T7">Analyse entre les éléments (délais, budget, etc) déterminés en début de projet et en fin de projet</text:span><text:span text:style-name="T7"/></text:p>
            <text:p text:style-name="P14" loext:marker-style-name="T7"><text:span text:style-name="T7">A quoi sont dus ces écarts ?</text:span><text:span text:style-name="T7"/></text:p>
          </table:table-cell>
        </table:table-row>
        <table:table-row table:style-name="Table1.20">
          <table:table-cell table:style-name="Table1.A2" office:value-type="string">
            <text:p text:style-name="Standard_20__28_WW_29_" loext:marker-style-name="T2"><text:span text:style-name="T2">Divers</text:span><text:span text:style-name="T2"/></text:p>
          </table:table-cell>
          <table:table-cell table:style-name="Table1.A1" office:value-type="string">
            <text:p text:style-name="P15" loext:marker-style-name="T3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next-style-name="Standard_20__28_WW_29_" style:class="extra">
      <style:paragraph-properties fo:margin-top="0.0835in" fo:margin-bottom="0.0835in" style:contextual-spacing="false" fo:text-align="justify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Texte_20_1" style:display-name="Texte 1" style:family="paragraph" style:parent-style-name="Standard_20__28_WW_29_">
      <style:paragraph-properties fo:margin-top="0in" fo:margin-bottom="0.1665in" style:contextual-spacing="false" fo:text-align="justify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2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Caption">
      <style:paragraph-properties>
        <style:tab-stops>
          <style:tab-stop style:position="6.6528in" style:type="right"/>
        </style:tab-stops>
      </style:paragraph-properties>
    </style:style>
    <style:style style:name="MT1" style:family="text">
      <style:text-properties fo:font-size="9pt" fo:font-weight="normal" style:font-size-asian="9pt" style:font-weight-asian="normal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5764in" fo:margin-left="0.7874in" fo:margin-right="0.7874in" style:writing-mode="lr-tb" style:layout-grid-color="#c0c0c0" style:layout-grid-lines="250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693in" fo:margin-left="0in" fo:margin-right="0in" fo:margin-top="0.429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hristelle ROBIN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elle ROBIN</meta:initial-creator>
    <meta:editing-cycles>9</meta:editing-cycles>
    <meta:creation-date>2024-12-03T13:47:00</meta:creation-date>
    <dc:date>2025-01-24T10:06:53.968878757</dc:date>
    <meta:editing-duration>PT25M12S</meta:editing-duration>
    <meta:generator>LibreOffice/24.2.7.2$Linux_X86_64 LibreOffice_project/420$Build-2</meta:generator>
    <meta:document-statistic meta:table-count="1" meta:image-count="0" meta:object-count="0" meta:page-count="2" meta:paragraph-count="61" meta:word-count="298" meta:character-count="1817" meta:non-whitespace-character-count="1576"/>
    <meta:user-defined meta:name="AppVersion">16.0000</meta:user-defined>
    <meta:user-defined meta:name="ContentTypeId">0x010100EB2CE7F05FA98449A5300653ED79E1C2</meta:user-defined>
    <meta:template xlink:type="simple" xlink:actuate="onRequest" xlink:title="Normal.dotm" xlink:href=""/>
  </office:meta>
</office:document-meta>
</file>